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17db93" officeooo:paragraph-rsid="0017db93"/>
    </style:style>
    <style:style style:name="P2" style:family="paragraph" style:parent-style-name="Text_20_body">
      <style:text-properties style:font-name="Arial" fo:language="en" fo:country="US" officeooo:rsid="0018c233" officeooo:paragraph-rsid="0018c233"/>
    </style:style>
    <style:style style:name="P3" style:family="paragraph" style:parent-style-name="Text_20_body">
      <style:text-properties style:font-name="Arial" fo:language="en" fo:country="US" officeooo:rsid="001a3b00" officeooo:paragraph-rsid="001a3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mission that aims to create transportable autonomous agricultural production units to strategic locations where there are refugees and places where people can not afford.</text:p>
      <text:p text:style-name="P2">It’s an on going project, as the prototype isn’t yet made. It needs some funds and further study to go.</text:p>
      <text:p text:style-name="P3"><text:a xlink:type="simple" xlink:href="http://www.youtube.com/embed/QZ-5ADFl6WQ" text:style-name="Internet_20_link" text:visited-style-name="Visited_20_Internet_20_Link">http://www.youtube.com/embed/QZ-5ADFl6W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09-22T10:54:56.516308460</dc:date>
    <meta:editing-duration>PT14M14S</meta:editing-duration>
    <meta:editing-cycles>8</meta:editing-cycles>
    <meta:generator>LibreOffice/5.2.1.2$Linux_X86_64 LibreOffice_project/20m0$Build-2</meta:generator>
    <meta:document-statistic meta:table-count="0" meta:image-count="0" meta:object-count="0" meta:page-count="1" meta:paragraph-count="3" meta:word-count="48" meta:character-count="323" meta:non-whitespace-character-count="278"/>
  </office:meta>
</office:document-meta>
</file>